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rame.addElement( String hashcode ,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rame.removeElement( String hash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rame.frame( String element , String name , String sr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rame.addElement( String hashcode ,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rame.frame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rame.setMarginHeight( String marginheigh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rame.frame( String element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rame.frame( Element element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rame.addElement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rame.frame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rame.fr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rame.setMarginWidth( String marginwid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rame.frame( Element element , String name , String sr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rame.addElement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rame.setScrolling( String scroll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rame.setFrameBorder( boolean framebord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rame.setSrc( String sr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rame.setMarginHeight( int marginheigh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rame.setLang( String la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rame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rame.setLongDesc( String longdes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rame.setNoResize( boolean noresiz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rame.setMarginWidth( int marginwid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